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2a8" officeooo:paragraph-rsid="0013c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document</text:p>
      <text:p text:style-name="P1">It has a heading, and some cont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42:48.521145192</meta:creation-date>
    <dc:date>2023-02-17T10:44:43.720711322</dc:date>
    <meta:editing-duration>PT1M55S</meta:editing-duration>
    <meta:editing-cycles>1</meta:editing-cycles>
    <meta:document-statistic meta:table-count="0" meta:image-count="0" meta:object-count="0" meta:page-count="1" meta:paragraph-count="2" meta:word-count="11" meta:character-count="54" meta:non-whitespace-character-count="45"/>
    <meta:generator>LibreOffice/7.0.4.2$Linux_X86_64 LibreOffice_project/00$Build-2</meta:generator>
  </office:meta>
</office:document-meta>
</file>